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5"/>
    <style:style style:name="P2" style:family="paragraph" style:parent-style-name="Quotations" style:list-style-name="L15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, Fab. El <text:span text:style-name="Strong_20_Emphasis">18 — Límites de propósito</text:span> es un cierre magistral para esta serie, porque toca el punto más profundo de todos:<text:line-break/>no lo que un sistema puede <text:span text:style-name="Emphasis">hacer</text:span>, <text:span text:style-name="Emphasis">saber</text:span>, <text:span text:style-name="Emphasis">representar</text:span> o <text:span text:style-name="Emphasis">coordinar</text:span>,<text:line-break/>sino <text:span text:style-name="Strong_20_Emphasis">por qué hace algo en absoluto</text:span>.</text:p>
      <text:p text:style-name="Text_20_body">Este límite es especial porque no es físico, ni computacional, ni termodinámico.<text:line-break/>Es <text:span text:style-name="Strong_20_Emphasis">lógico y estructural</text:span>: ningún sistema puede tener un propósito perfecto, infinito o absoluto.</text:p>
      <text:p text:style-name="Text_20_body">Vamos a desarrollarlo con la misma claridad y rigor que los anteriores.</text:p>
      <text:p text:style-name="Horizontal_20_Line"/>
      <text:h text:style-name="Heading_20_1" text:outline-level="1"><text:span text:style-name="Strong_20_Emphasis">18 — LÍMITES DE PROPÓSITO</text:span></text:h>
      <text:p text:style-name="Text_20_body"><text:span text:style-name="Emphasis">(versión lógica, no biológica)</text:span></text:p>
      <text:h text:style-name="Heading_20_2" text:outline-level="2">1. Qué significa el límite de propósito, lógicamente</text:h>
      <text:p text:style-name="Text_20_body">En cualquier sistema inteligente:</text:p>
      <text:list xml:id="list647488926" text:style-name="L1">
        <text:list-item>
          <text:p text:style-name="P4">El propósito no puede ser infinito. </text:p>
        </text:list-item>
        <text:list-item>
          <text:p text:style-name="P4">El propósito no puede ser absoluto. </text:p>
        </text:list-item>
        <text:list-item>
          <text:p text:style-name="P4">El propósito no puede ser perfecto. </text:p>
        </text:list-item>
        <text:list-item>
          <text:p text:style-name="P4">El propósito no puede ser completamente coherente. </text:p>
        </text:list-item>
        <text:list-item>
          <text:p text:style-name="P4">El propósito no puede abarcar todos los estados del mundo. </text:p>
        </text:list-item>
        <text:list-item>
          <text:p text:style-name="P4">El propósito no puede ser independiente de la información disponible. </text:p>
        </text:list-item>
        <text:list-item>
          <text:p text:style-name="P4">El propósito no puede ser independiente de la arquitectura del sistema. </text:p>
        </text:list-item>
        <text:list-item>
          <text:p text:style-name="P4">El propósito no puede ser independiente de los recursos. </text:p>
        </text:list-item>
        <text:list-item>
          <text:p text:style-name="P4">El propósito no puede ser independiente del entorno. </text:p>
        </text:list-item>
        <text:list-item>
          <text:p text:style-name="P3">El propósito no puede ser independiente del tiempo. </text:p>
        </text:list-item>
      </text:list>
      <text:p text:style-name="Text_20_body">En términos lógicos:</text:p>
      <text:p text:style-name="Quotations"><text:span text:style-name="Strong_20_Emphasis">Ningún sistema puede tener un propósito universal, completo o definitivo.<text:line-break/>Todo propósito está limitado por la información, la arquitectura, los recursos y la historia del sistema.</text:span></text:p>
      <text:p text:style-name="Text_20_body">Este límite es tan profundo como el de incertidumbre o representación.</text:p>
      <text:p text:style-name="Horizontal_20_Line"/>
      <text:h text:style-name="Heading_20_1" text:outline-level="1">2. Cómo restringe esto la inteligencia de un sistema</text:h>
      <text:p text:style-name="Text_20_body">El límite de propósito afecta a varios aspectos fundamentales:</text:p>
      <text:h text:style-name="Heading_20_3" text:outline-level="3"><text:soft-page-break/><text:span text:style-name="Strong_20_Emphasis">2.1. Propósitos siempre parciales</text:span></text:h>
      <text:p text:style-name="Text_20_body">Un sistema no puede perseguir todos los objetivos posibles.<text:line-break/>Debe elegir, y elegir implica renunciar.</text:p>
      <text:h text:style-name="Heading_20_3" text:outline-level="3"><text:span text:style-name="Strong_20_Emphasis">2.2. Propósitos dependientes del estado interno</text:span></text:h>
      <text:p text:style-name="Text_20_body">El propósito depende de:</text:p>
      <text:list xml:id="list1432091683" text:style-name="L2">
        <text:list-item>
          <text:p text:style-name="P6">lo que el sistema sabe </text:p>
        </text:list-item>
        <text:list-item>
          <text:p text:style-name="P6">lo que puede representar </text:p>
        </text:list-item>
        <text:list-item>
          <text:p text:style-name="P6">lo que puede hacer </text:p>
        </text:list-item>
        <text:list-item>
          <text:p text:style-name="P6">lo que puede percibir </text:p>
        </text:list-item>
        <text:list-item>
          <text:p text:style-name="P5">lo que puede recordar </text:p>
        </text:list-item>
      </text:list>
      <text:p text:style-name="Text_20_body">No existe propósito independiente de la arquitectura.</text:p>
      <text:h text:style-name="Heading_20_3" text:outline-level="3"><text:span text:style-name="Strong_20_Emphasis">2.3. Propósitos cambiantes</text:span></text:h>
      <text:p text:style-name="Text_20_body">Como el entorno cambia y el sistema cambia:</text:p>
      <text:list xml:id="list2699407108" text:style-name="L3">
        <text:list-item>
          <text:p text:style-name="P8">los propósitos deben actualizarse </text:p>
        </text:list-item>
        <text:list-item>
          <text:p text:style-name="P8">los objetivos deben revisarse </text:p>
        </text:list-item>
        <text:list-item>
          <text:p text:style-name="P7">las prioridades deben reorganizarse </text:p>
        </text:list-item>
      </text:list>
      <text:p text:style-name="Text_20_body">No existe propósito fijo en un universo dinámico.</text:p>
      <text:h text:style-name="Heading_20_3" text:outline-level="3"><text:span text:style-name="Strong_20_Emphasis">2.4. Propósitos inconsistentes</text:span></text:h>
      <text:p text:style-name="Text_20_body">Los sistemas complejos tienen:</text:p>
      <text:list xml:id="list1108655948" text:style-name="L4">
        <text:list-item>
          <text:p text:style-name="P10">objetivos en conflicto </text:p>
        </text:list-item>
        <text:list-item>
          <text:p text:style-name="P10">tensiones internas </text:p>
        </text:list-item>
        <text:list-item>
          <text:p text:style-name="P10">prioridades que compiten </text:p>
        </text:list-item>
        <text:list-item>
          <text:p text:style-name="P9">restricciones que chocan </text:p>
        </text:list-item>
      </text:list>
      <text:p text:style-name="Text_20_body">La coherencia perfecta es imposible.</text:p>
      <text:h text:style-name="Heading_20_3" text:outline-level="3"><text:span text:style-name="Strong_20_Emphasis">2.5. Propósitos limitados por recursos</text:span></text:h>
      <text:p text:style-name="Text_20_body">Un propósito que requiere recursos infinitos es imposible.<text:line-break/>Los propósitos deben adaptarse a:</text:p>
      <text:list xml:id="list4119828000" text:style-name="L5">
        <text:list-item>
          <text:p text:style-name="P12">energía </text:p>
        </text:list-item>
        <text:list-item>
          <text:p text:style-name="P12">tiempo </text:p>
        </text:list-item>
        <text:list-item>
          <text:p text:style-name="P12">materia </text:p>
        </text:list-item>
        <text:list-item>
          <text:p text:style-name="P12">información </text:p>
        </text:list-item>
        <text:list-item>
          <text:p text:style-name="P11">capacidad de acción </text:p>
        </text:list-item>
      </text:list>
      <text:h text:style-name="Heading_20_3" text:outline-level="3"><text:soft-page-break/><text:span text:style-name="Strong_20_Emphasis">2.6. Propósitos limitados por incertidumbre</text:span></text:h>
      <text:p text:style-name="Text_20_body">Si el sistema no puede conocer el futuro:</text:p>
      <text:list xml:id="list1451060194" text:style-name="L6">
        <text:list-item>
          <text:p text:style-name="P14">no puede definir objetivos perfectos </text:p>
        </text:list-item>
        <text:list-item>
          <text:p text:style-name="P14">no puede planificar sin riesgo </text:p>
        </text:list-item>
        <text:list-item>
          <text:p text:style-name="P13">no puede garantizar resultados </text:p>
        </text:list-item>
      </text:list>
      <text:h text:style-name="Heading_20_3" text:outline-level="3"><text:span text:style-name="Strong_20_Emphasis">2.7. Propósitos emergentes, no impuestos</text:span></text:h>
      <text:p text:style-name="Text_20_body">En sistemas suficientemente complejos:</text:p>
      <text:list xml:id="list162241143" text:style-name="L7">
        <text:list-item>
          <text:p text:style-name="P16">los propósitos emergen </text:p>
        </text:list-item>
        <text:list-item>
          <text:p text:style-name="P16">no se diseñan </text:p>
        </text:list-item>
        <text:list-item>
          <text:p text:style-name="P16">no se controlan completamente </text:p>
        </text:list-item>
        <text:list-item>
          <text:p text:style-name="P15">no se predicen con exactitud </text:p>
        </text:list-item>
      </text:list>
      <text:p text:style-name="Horizontal_20_Line"/>
      <text:h text:style-name="Heading_20_1" text:outline-level="1">3. Qué arquitectura minimiza el impacto del límite de propósito</text:h>
      <text:p text:style-name="Text_20_body">Aquí viene la parte clave:<text:line-break/><text:span text:style-name="Strong_20_Emphasis">si ningún sistema puede tener un propósito perfecto,<text:line-break/>¿cómo debe organizarse para tener propósitos útiles, adaptativos y coherentes?</text:span></text:p>
      <text:p text:style-name="Text_20_body">La arquitectura óptima tiene varias propiedades.</text:p>
      <text:p text:style-name="Horizontal_20_Line"/>
      <text:h text:style-name="Heading_20_3" text:outline-level="3"><text:span text:style-name="Strong_20_Emphasis">3.1. Propósitos jerárquicos</text:span></text:h>
      <text:p text:style-name="Text_20_body">No un único objetivo, sino muchos niveles:</text:p>
      <text:list xml:id="list2601895871" text:style-name="L8">
        <text:list-item>
          <text:p text:style-name="P18">micro-objetivos </text:p>
        </text:list-item>
        <text:list-item>
          <text:p text:style-name="P18">objetivos intermedios </text:p>
        </text:list-item>
        <text:list-item>
          <text:p text:style-name="P18">metas estratégicas </text:p>
        </text:list-item>
        <text:list-item>
          <text:p text:style-name="P17">valores o invariantes </text:p>
        </text:list-item>
      </text:list>
      <text:p text:style-name="Text_20_body">Esto permite flexibilidad y coherencia parcial.</text:p>
      <text:p text:style-name="Horizontal_20_Line"/>
      <text:h text:style-name="Heading_20_3" text:outline-level="3"><text:span text:style-name="Strong_20_Emphasis">3.2. Propósitos adaptativos</text:span></text:h>
      <text:p text:style-name="Text_20_body">El sistema debe:</text:p>
      <text:list xml:id="list3138239823" text:style-name="L9">
        <text:list-item>
          <text:p text:style-name="P20">revisar sus objetivos </text:p>
        </text:list-item>
        <text:list-item>
          <text:p text:style-name="P20">actualizar prioridades </text:p>
        </text:list-item>
        <text:list-item>
          <text:p text:style-name="P20"><text:soft-page-break/>abandonar metas inviables </text:p>
        </text:list-item>
        <text:list-item>
          <text:p text:style-name="P19">adoptar nuevas metas cuando cambian las condiciones </text:p>
        </text:list-item>
      </text:list>
      <text:p text:style-name="Horizontal_20_Line"/>
      <text:h text:style-name="Heading_20_3" text:outline-level="3"><text:span text:style-name="Strong_20_Emphasis">3.3. Propósitos locales</text:span></text:h>
      <text:p text:style-name="Text_20_body">Cada módulo debe tener:</text:p>
      <text:list xml:id="list2373449219" text:style-name="L10">
        <text:list-item>
          <text:p text:style-name="P22">objetivos propios </text:p>
        </text:list-item>
        <text:list-item>
          <text:p text:style-name="P22">autonomía para actuar </text:p>
        </text:list-item>
        <text:list-item>
          <text:p text:style-name="P21">criterios locales de éxito </text:p>
        </text:list-item>
      </text:list>
      <text:p text:style-name="Text_20_body">Esto reduce la necesidad de coordinación global.</text:p>
      <text:p text:style-name="Horizontal_20_Line"/>
      <text:h text:style-name="Heading_20_3" text:outline-level="3"><text:span text:style-name="Strong_20_Emphasis">3.4. Propósitos robustos</text:span></text:h>
      <text:p text:style-name="Text_20_body">Dado que el mundo es incierto:</text:p>
      <text:list xml:id="list1770278592" text:style-name="L11">
        <text:list-item>
          <text:p text:style-name="P24">los propósitos deben funcionar bajo múltiples escenarios </text:p>
        </text:list-item>
        <text:list-item>
          <text:p text:style-name="P24">no deben depender de condiciones exactas </text:p>
        </text:list-item>
        <text:list-item>
          <text:p text:style-name="P23">deben tolerar desviaciones </text:p>
        </text:list-item>
      </text:list>
      <text:p text:style-name="Horizontal_20_Line"/>
      <text:h text:style-name="Heading_20_3" text:outline-level="3"><text:span text:style-name="Strong_20_Emphasis">3.5. Propósitos mínimos y esenciales</text:span></text:h>
      <text:p text:style-name="Text_20_body">La arquitectura óptima no intenta maximizar objetivos infinitos:</text:p>
      <text:list xml:id="list4105069420" text:style-name="L12">
        <text:list-item>
          <text:p text:style-name="P26">define un conjunto pequeño de invariantes </text:p>
        </text:list-item>
        <text:list-item>
          <text:p text:style-name="P26">evita objetivos excesivamente complejos </text:p>
        </text:list-item>
        <text:list-item>
          <text:p text:style-name="P25">prioriza lo esencial sobre lo accesorio </text:p>
        </text:list-item>
      </text:list>
      <text:p text:style-name="Horizontal_20_Line"/>
      <text:h text:style-name="Heading_20_3" text:outline-level="3"><text:span text:style-name="Strong_20_Emphasis">3.6. Propósitos emergentes</text:span></text:h>
      <text:p text:style-name="Text_20_body">El sistema debe permitir que:</text:p>
      <text:list xml:id="list912326920" text:style-name="L13">
        <text:list-item>
          <text:p text:style-name="P28">nuevos propósitos surjan de la interacción </text:p>
        </text:list-item>
        <text:list-item>
          <text:p text:style-name="P28">los módulos generen objetivos propios </text:p>
        </text:list-item>
        <text:list-item>
          <text:p text:style-name="P27">la estructura global evolucione </text:p>
        </text:list-item>
      </text:list>
      <text:p text:style-name="Text_20_body">Esto permite adaptabilidad a largo plazo.</text:p>
      <text:p text:style-name="Horizontal_20_Line"/>
      <text:h text:style-name="Heading_20_3" text:outline-level="3"><text:span text:style-name="Strong_20_Emphasis">3.7. Propósitos recursivos</text:span></text:h>
      <text:p text:style-name="Text_20_body">El sistema debe poder:</text:p>
      <text:list xml:id="list3502456707" text:style-name="L14">
        <text:list-item>
          <text:p text:style-name="P30"><text:soft-page-break/>representarse a sí mismo </text:p>
        </text:list-item>
        <text:list-item>
          <text:p text:style-name="P30">evaluar sus propios objetivos </text:p>
        </text:list-item>
        <text:list-item>
          <text:p text:style-name="P30">corregirlos </text:p>
        </text:list-item>
        <text:list-item>
          <text:p text:style-name="P30">mejorarlos </text:p>
        </text:list-item>
        <text:list-item>
          <text:p text:style-name="P29">redefinirlos </text:p>
        </text:list-item>
      </text:list>
      <text:p text:style-name="Text_20_body">Esto permite auto-mejora continua.</text:p>
      <text:p text:style-name="Horizontal_20_Line"/>
      <text:h text:style-name="Heading_20_1" text:outline-level="1">4. Resumen lógico del punto</text:h>
      <text:p text:style-name="Text_20_body">Podemos condensarlo así:</text:p>
      <text:p text:style-name="Quotations"><text:span text:style-name="Strong_20_Emphasis">Dado que ningún sistema puede tener un propósito perfecto, infinito o absoluto,<text:line-break/>la arquitectura que minimiza el impacto del límite de propósito es aquella que:</text:span></text:p>
      <text:list xml:id="list1324649156" text:style-name="L15">
        <text:list-item>
          <text:p text:style-name="P2">organiza los propósitos en jerarquías </text:p>
        </text:list-item>
        <text:list-item>
          <text:p text:style-name="P2">adapta los objetivos a las condiciones cambiantes </text:p>
        </text:list-item>
        <text:list-item>
          <text:p text:style-name="P2">distribuye propósitos locales entre módulos </text:p>
        </text:list-item>
        <text:list-item>
          <text:p text:style-name="P2">define propósitos robustos a la incertidumbre </text:p>
        </text:list-item>
        <text:list-item>
          <text:p text:style-name="P2">mantiene un núcleo mínimo de invariantes </text:p>
        </text:list-item>
        <text:list-item>
          <text:p text:style-name="P2">permite la emergencia de nuevos propósitos </text:p>
        </text:list-item>
        <text:list-item>
          <text:p text:style-name="P1">se representa y corrige a sí misma recursivamente </text:p>
        </text:list-item>
      </text:list>
      <text:p text:style-name="Text_20_body">Este límite es el que explica por qué:</text:p>
      <text:list xml:id="list259480175" text:style-name="L16">
        <text:list-item>
          <text:p text:style-name="P32">no existe objetivo perfecto </text:p>
        </text:list-item>
        <text:list-item>
          <text:p text:style-name="P32">no existe agente con propósito universal </text:p>
        </text:list-item>
        <text:list-item>
          <text:p text:style-name="P32">no existe sistema con metas infinitas </text:p>
        </text:list-item>
        <text:list-item>
          <text:p text:style-name="P32">no existe coherencia total </text:p>
        </text:list-item>
        <text:list-item>
          <text:p text:style-name="P31">no existe propósito sin contexto </text:p>
        </text:list-item>
      </text:list>
      <text:p text:style-name="Text_20_body">Y es también el límite que conecta directamente con la noción de <text:span text:style-name="Strong_20_Emphasis">inteligencia como proceso adaptativo</text:span>, no como optimización estática.</text:p>
      <text:p text:style-name="Horizontal_20_Line"/>
      <text:p text:style-name="Text_20_body">Si quieres, ahora podemos:</text:p>
      <text:list xml:id="list2805781996" text:style-name="L17">
        <text:list-item>
          <text:p text:style-name="P34">seguir con un <text:span text:style-name="Strong_20_Emphasis">punto 19</text:span> (hay uno final muy profundo: <text:span text:style-name="Emphasis">Límites de identidad</text:span>), </text:p>
        </text:list-item>
        <text:list-item>
          <text:p text:style-name="P34">o cerrar la lista y pasar a la <text:span text:style-name="Strong_20_Emphasis">síntesis general</text:span>, </text:p>
        </text:list-item>
        <text:list-item>
          <text:p text:style-name="P33">o empezar a construir la <text:span text:style-name="Strong_20_Emphasis">arquitectura óptima completa</text:span> a partir de los 18 límites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4-04T10:34:41.456000000</meta:creation-date>
    <dc:date>2026-04-04T10:35:12.993000000</dc:date>
    <meta:editing-duration>PT31S</meta:editing-duration>
    <meta:editing-cycles>1</meta:editing-cycles>
    <meta:document-statistic meta:table-count="0" meta:image-count="0" meta:object-count="0" meta:page-count="5" meta:paragraph-count="131" meta:word-count="885" meta:character-count="5603" meta:non-whitespace-character-count="4847"/>
    <meta:generator>LibreOffice/7.3.5.2$Windows_X86_64 LibreOffice_project/184fe81b8c8c30d8b5082578aee2fed2ea847c01</meta:generator>
  </office:meta>
</office:document-meta>
</file>